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267cm" fo:min-width="6.146cm" fo:wrap-option="wrap"/>
      <style:paragraph-properties style:writing-mode="lr-tb"/>
    </style:style>
    <style:style style:name="gr3" style:family="graphic" style:parent-style-name="standard">
      <style:graphic-properties draw:fill="solid" draw:fill-color="#dde8cb" draw:textarea-horizontal-align="justify" draw:textarea-vertical-align="middle" draw:auto-grow-height="false" fo:min-height="0.472cm" fo:min-width="7.931cm" fo:wrap-option="wrap"/>
      <style:paragraph-properties style:writing-mode="lr-tb"/>
    </style:style>
    <style:style style:name="gr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539cm" fo:min-width="3.812cm" fo:wrap-option="wrap"/>
      <style:paragraph-properties style:writing-mode="lr-tb"/>
    </style:style>
    <style:style style:name="gr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08cm" fo:min-width="1.656cm" fo:wrap-option="wrap"/>
      <style:paragraph-properties style:writing-mode="lr-tb"/>
    </style:style>
    <style:style style:name="gr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906cm" fo:min-width="2.554cm" fo:wrap-option="wrap"/>
      <style:paragraph-properties style:writing-mode="lr-tb"/>
    </style:style>
    <style:style style:name="gr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267cm" fo:min-width="2.465cm" fo:wrap-option="wrap"/>
      <style:paragraph-properties style:writing-mode="lr-tb"/>
    </style:style>
    <style:style style:name="gr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267cm" fo:min-width="1.925cm" fo:wrap-option="wrap"/>
      <style:paragraph-properties style:writing-mode="lr-tb"/>
    </style:style>
    <style:style style:name="gr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985cm" fo:min-width="3.092cm" fo:wrap-option="wrap"/>
      <style:paragraph-properties style:writing-mode="lr-tb"/>
    </style:style>
    <style:style style:name="gr1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08cm" fo:min-width="3.092cm" fo:wrap-option="wrap"/>
      <style:paragraph-properties style:writing-mode="lr-tb"/>
    </style:style>
    <style:style style:name="gr1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08cm" fo:min-width="3.092cm" fo:wrap-option="wrap"/>
      <style:paragraph-properties style:writing-mode="lr-tb"/>
    </style:style>
    <style:style style:name="gr1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08cm" fo:min-width="7.853cm" fo:wrap-option="wrap"/>
      <style:paragraph-properties style:writing-mode="lr-tb"/>
    </style:style>
    <style:style style:name="gr13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929cm"/>
      <style:paragraph-properties style:writing-mode="lr-tb"/>
    </style:style>
    <style:style style:name="gr14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671cm" fo:min-width="4.199cm"/>
      <style:paragraph-properties style:writing-mode="lr-tb"/>
    </style:style>
    <style:style style:name="gr15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929cm"/>
      <style:paragraph-properties style:writing-mode="lr-tb"/>
    </style:style>
    <style:style style:name="gr16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929cm"/>
      <style:paragraph-properties style:writing-mode="lr-tb"/>
    </style:style>
    <style:style style:name="gr17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782cm" fo:min-width="2.548cm"/>
      <style:paragraph-properties style:writing-mode="lr-tb"/>
    </style:style>
    <style:style style:name="gr18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036cm" fo:min-width="5.34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3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4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solid" draw:fill-color="#dde8cb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 draw:fill-color="#e0c2cd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0.223cm" svg:y1="3.645cm" svg:x2="10.287cm" svg:y2="3.048cm" draw:start-shape="id1" draw:start-glue-point="0" draw:end-shape="id2" draw:end-glue-point="8" svg:d="M10223 3645l64-597" svg:viewBox="0 0 65 598">
          <text:p/>
        </draw:connector>
        <draw:custom-shape draw:style-name="gr2" draw:text-style-name="P3" xml:id="id2" draw:id="id2" draw:layer="layout" svg:width="9.398cm" svg:height="2.143cm" svg:x="5.588cm" svg:y="0.905cm">
          <text:p text:style-name="P2"><text:span text:style-name="T1">Security is implemented in integration &amp; ver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" draw:id="id1" draw:layer="layout" svg:width="8.509cm" svg:height="0.8cm" svg:x="5.969cm" svg:y="3.645cm">
          <text:p text:style-name="P4"><text:span text:style-name="T2">Verification steps reduce ri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6.096cm" svg:height="2.529cm" svg:x="14.097cm" svg:y="7.239cm">
          <text:p text:style-name="P2"><text:span text:style-name="T1">Successful verification required by continuous integration before deploy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7.145cm" svg:y1="7.239cm" svg:x2="10.224cm" svg:y2="6.904cm" draw:start-shape="id3" draw:start-glue-point="4" draw:end-shape="id4" draw:end-glue-point="8" svg:d="M17145 7239l-6921-335" svg:viewBox="0 0 6922 336">
          <text:p/>
        </draw:connector>
        <draw:connector draw:style-name="gr1" draw:text-style-name="P1" draw:layer="layout" draw:type="line" svg:x1="10.922cm" svg:y1="7.75cm" svg:x2="10.224cm" svg:y2="6.904cm" draw:start-shape="id5" draw:start-glue-point="4" draw:end-shape="id4" draw:end-glue-point="8" svg:d="M10922 7750l-698-846" svg:viewBox="0 0 699 847">
          <text:p/>
        </draw:connector>
        <draw:connector draw:style-name="gr1" draw:text-style-name="P1" draw:layer="layout" draw:type="line" svg:x1="4.572cm" svg:y1="7.623cm" svg:x2="10.224cm" svg:y2="6.904cm" draw:start-shape="id6" draw:start-glue-point="4" draw:end-shape="id4" draw:end-glue-point="8" svg:d="M4572 7623l5652-719" svg:viewBox="0 0 5653 720">
          <text:p/>
        </draw:connector>
        <draw:custom-shape draw:style-name="gr5" draw:text-style-name="P3" xml:id="id7" draw:id="id7" draw:layer="layout" svg:width="3.048cm" svg:height="1.778cm" svg:x="1.016cm" svg:y="11.052cm">
          <text:p text:style-name="P2"><text:span text:style-name="T1">Style checks p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8" draw:id="id8" draw:layer="layout" svg:width="4.318cm" svg:height="3.048cm" svg:x="5.842cm" svg:y="13.462cm">
          <text:p text:style-name="P2"><text:span text:style-name="T1">Source code analyzed for weaknesses &amp; all issues resolv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9" draw:id="id9" draw:layer="layout" svg:width="4.191cm" svg:height="2.143cm" svg:x="6.223cm" svg:y="9.541cm">
          <text:p text:style-name="P2"><text:span text:style-name="T1">All reused components are verified as FLO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" draw:id="id10" draw:layer="layout" svg:width="3.429cm" svg:height="2.143cm" svg:x="16.51cm" svg:y="12.97cm">
          <text:p text:style-name="P2"><text:span text:style-name="T1">Negative tests failed as desi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" draw:id="id11" draw:layer="layout" svg:width="5.08cm" svg:height="3.159cm" svg:x="10.795cm" svg:y="11.957cm">
          <text:p text:style-name="P2"><text:span text:style-name="T1">Automated testing performed with excellent statement cover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.54cm" svg:y1="11.052cm" svg:x2="4.572cm" svg:y2="9.401cm" draw:start-shape="id7" draw:start-glue-point="4" draw:end-shape="id6" draw:end-glue-point="8" svg:d="M2540 11052l2032-1651" svg:viewBox="0 0 2033 1652">
          <text:p/>
        </draw:connector>
        <draw:connector draw:style-name="gr1" draw:text-style-name="P1" draw:layer="layout" draw:type="line" svg:x1="8.001cm" svg:y1="13.462cm" svg:x2="4.572cm" svg:y2="9.401cm" draw:start-shape="id8" draw:start-glue-point="4" draw:end-shape="id6" draw:end-glue-point="8" svg:d="M8001 13462l-3429-4061" svg:viewBox="0 0 3430 4062">
          <text:p/>
        </draw:connector>
        <draw:connector draw:style-name="gr1" draw:text-style-name="P1" draw:layer="layout" draw:type="line" svg:x1="6.836cm" svg:y1="9.854cm" svg:x2="4.572cm" svg:y2="9.401cm" draw:start-shape="id9" draw:start-glue-point="5" draw:end-shape="id6" draw:end-glue-point="8" svg:d="M6836 9854l-2264-453" svg:viewBox="0 0 2265 454">
          <text:p/>
        </draw:connector>
        <draw:connector draw:style-name="gr1" draw:text-style-name="P1" draw:layer="layout" draw:type="line" svg:x1="18.225cm" svg:y1="12.97cm" svg:x2="10.922cm" svg:y2="9.528cm" draw:start-shape="id10" draw:start-glue-point="4" draw:end-shape="id5" draw:end-glue-point="8" svg:d="M18225 12970l-7303-3442" svg:viewBox="0 0 7304 3443">
          <text:p/>
        </draw:connector>
        <draw:connector draw:style-name="gr1" draw:text-style-name="P1" draw:layer="layout" draw:type="line" svg:x1="13.335cm" svg:y1="11.957cm" svg:x2="10.922cm" svg:y2="9.528cm" draw:start-shape="id11" draw:start-glue-point="4" draw:end-shape="id5" draw:end-glue-point="8" svg:d="M13335 11957l-2413-2429" svg:viewBox="0 0 2414 2430">
          <text:p/>
        </draw:connector>
        <draw:custom-shape draw:style-name="gr10" draw:text-style-name="P3" xml:id="id6" draw:id="id6" draw:layer="layout" svg:width="5.08cm" svg:height="1.778cm" svg:x="2.032cm" svg:y="7.623cm">
          <text:p text:style-name="P2"><text:span text:style-name="T1">Static verifications are perform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5" draw:id="id5" draw:layer="layout" svg:width="5.08cm" svg:height="1.778cm" svg:x="8.382cm" svg:y="7.75cm">
          <text:p text:style-name="P2"><text:span text:style-name="T1">Dynamic verifications are perform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4" draw:id="id4" draw:layer="layout" svg:width="11.811cm" svg:height="1.778cm" svg:x="4.318cm" svg:y="5.126cm">
          <text:p text:style-name="P2"><text:span text:style-name="T1">Static &amp; dynamic verifications are performed and enforced on all integrations, reducing ri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0.224cm" svg:y1="5.126cm" svg:x2="10.223cm" svg:y2="4.445cm" draw:start-shape="id4" draw:start-glue-point="4" draw:end-shape="id1" draw:end-glue-point="2" svg:d="M10224 5126l-1-681" svg:viewBox="0 0 2 682">
          <text:p/>
        </draw:connector>
        <draw:custom-shape draw:style-name="gr13" draw:text-style-name="P7" xml:id="id12" draw:id="id12" draw:layer="layout" svg:width="3.429cm" svg:height="1.016cm" svg:x="16.129cm" svg:y="10.414cm">
          <text:p text:style-name="P6"><text:span text:style-name="T1">File `.circleci/</text:span><text:span text:style-name="T1"><text:line-break/></text:span><text:span text:style-name="T1">config.yml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843cm" svg:y1="10.414cm" svg:x2="17.145cm" svg:y2="9.768cm" draw:start-shape="id12" draw:start-glue-point="0" draw:end-shape="id3" draw:end-glue-point="8" svg:d="M17843 10414l-698-646" svg:viewBox="0 0 699 647">
          <text:p/>
        </draw:connector>
        <draw:custom-shape draw:style-name="gr14" draw:text-style-name="P7" xml:id="id13" draw:id="id13" draw:layer="layout" svg:width="4.699cm" svg:height="2.921cm" svg:x="14.732cm" svg:y="17.526cm">
          <text:p text:style-name="P6"><text:span text:style-name="T1">Current test coverage (100%) shown at https://codecov.io/gh/coreinfrastructure/best-practices-badg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081cm" svg:y1="17.526cm" svg:x2="13.335cm" svg:y2="15.116cm" draw:start-shape="id13" draw:start-glue-point="0" draw:end-shape="id11" draw:end-glue-point="8" svg:d="M17081 17526l-3746-2410" svg:viewBox="0 0 3747 2411">
          <text:p/>
        </draw:connector>
        <draw:connector draw:style-name="gr1" draw:text-style-name="P1" draw:layer="layout" draw:type="line" svg:x1="18.226cm" svg:y1="12.971cm" svg:x2="10.923cm" svg:y2="9.529cm" svg:d="M18226 12971l-7303-3442" svg:viewBox="0 0 7304 3443">
          <text:p/>
        </draw:connector>
        <draw:connector draw:style-name="gr1" draw:text-style-name="P1" draw:layer="layout" draw:type="line" svg:x1="18.226cm" svg:y1="12.971cm" svg:x2="10.923cm" svg:y2="9.529cm" svg:d="M18226 12971l-7303-3442" svg:viewBox="0 0 7304 3443">
          <text:p/>
        </draw:connector>
        <draw:custom-shape draw:style-name="gr15" draw:text-style-name="P7" xml:id="id14" draw:id="id14" draw:layer="layout" svg:width="3.429cm" svg:height="1.016cm" svg:x="12.573cm" svg:y="20.828cm">
          <text:p text:style-name="P6"><text:span text:style-name="T1">File `.circleci/</text:span><text:span text:style-name="T1"><text:line-break/></text:span><text:span text:style-name="T1">config.yml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287cm" svg:y1="20.828cm" svg:x2="13.335cm" svg:y2="15.116cm" draw:start-shape="id14" draw:start-glue-point="0" draw:end-shape="id11" draw:end-glue-point="8" svg:d="M14287 20828l-952-5712" svg:viewBox="0 0 953 5713">
          <text:p/>
        </draw:connector>
        <draw:custom-shape draw:style-name="gr16" draw:text-style-name="P7" xml:id="id15" draw:id="id15" draw:layer="layout" svg:width="3.429cm" svg:height="1.016cm" svg:x="17.399cm" svg:y="16.002cm">
          <text:p text:style-name="P6"><text:span text:style-name="T1">Directory `tests/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9.113cm" svg:y1="16.002cm" svg:x2="13.336cm" svg:y2="15.117cm" draw:start-shape="id15" draw:start-glue-point="0" svg:d="M19113 16002l-5777-885" svg:viewBox="0 0 5778 886">
          <text:p/>
        </draw:connector>
        <draw:connector draw:style-name="gr1" draw:text-style-name="P1" draw:layer="layout" draw:type="line" svg:x1="19.114cm" svg:y1="15.963cm" svg:x2="18.225cm" svg:y2="15.113cm" draw:end-shape="id10" draw:end-glue-point="8" svg:d="M19114 15963l-889-850" svg:viewBox="0 0 890 851">
          <text:p/>
        </draw:connector>
        <draw:custom-shape draw:style-name="gr17" draw:text-style-name="P7" xml:id="id16" draw:id="id16" draw:layer="layout" svg:width="3.048cm" svg:height="2.032cm" svg:x="0.762cm" svg:y="17.272cm">
          <text:p text:style-name="P6"><text:span text:style-name="T1">File `.circleci/</text:span><text:span text:style-name="T1"><text:line-break/></text:span><text:span text:style-name="T1">config.yml` runs pronto runners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17" draw:id="id17" draw:layer="layout" svg:width="5.842cm" svg:height="2.286cm" svg:x="2.032cm" svg:y="19.431cm">
          <text:p text:style-name="P6"><text:span text:style-name="T1">Style checkers loaded as pronto runners in `Gemfile`: eslint, rails_best_practices, and rubocop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286cm" svg:y1="17.272cm" svg:x2="2.54cm" svg:y2="12.83cm" draw:start-shape="id16" draw:start-glue-point="0" draw:end-shape="id7" draw:end-glue-point="8" svg:d="M2286 17272l254-4442" svg:viewBox="0 0 255 4443">
          <text:p/>
        </draw:connector>
        <draw:connector draw:style-name="gr1" draw:text-style-name="P1" draw:layer="layout" draw:type="line" svg:x1="4.953cm" svg:y1="19.431cm" svg:x2="2.59cm" svg:y2="12.831cm" draw:start-shape="id17" draw:start-glue-point="0" svg:d="M4953 19431l-2363-6600" svg:viewBox="0 0 2364 66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09T16:49:39.522352518</dc:date>
    <meta:editing-duration>PT10H17M54S</meta:editing-duration>
    <meta:editing-cycles>58</meta:editing-cycles>
    <meta:generator>LibreOffice/6.4.6.2$MacOSX_X86_64 LibreOffice_project/0ce51a4fd21bff07a5c061082cc82c5ed232f115</meta:generator>
    <meta:document-statistic meta:object-count="36"/>
  </office:meta>
</office:document-meta>
</file>